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29pt"/>
    </style:style>
    <style:style style:name="co2" style:family="table-column">
      <style:table-column-properties fo:break-before="auto" style:column-width="169.46pt"/>
    </style:style>
    <style:style style:name="co3" style:family="table-column">
      <style:table-column-properties fo:break-before="auto" style:column-width="161.0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86.09pt"/>
    </style:style>
    <style:style style:name="co6" style:family="table-column">
      <style:table-column-properties fo:break-before="auto" style:column-width="203.5pt"/>
    </style:style>
    <style:style style:name="co7" style:family="table-column">
      <style:table-column-properties fo:break-before="auto" style:column-width="190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0.74pt solid #ffffff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333333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333333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fo:color="#333333" fo:text-shadow="none" style:font-style-asian="normal" style:font-weight-complex="bold" style:font-weight-asian="bold" style:font-size-complex="11pt" style:font-size-asian="11pt" style:font-name-complex="Arial" style:text-outline="false" fo:font-style="normal" style:text-line-through-type="none" style:text-underline-style="none" style:text-underline-color="font-color" fo:font-weight="bold" fo:font-size="11pt" style:font-name="Arial" style:text-position="0% 100%"/>
    </style:style>
    <style:style style:name="T4" style:family="text">
      <style:text-properties style:font-style-complex="normal" fo:color="#333333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normal" style:font-weight-asian="normal" style:font-weight-complex="normal"/>
    </style:style>
    <style:style style:name="T5" style:family="text">
      <style:text-properties style:font-style-complex="normal" fo:color="#333333" fo:text-shadow="none" style:font-style-asian="normal" style:font-size-complex="11pt" style:font-size-asian="11pt" style:font-name-complex="Arial" style:text-outline="false" fo:font-style="normal" style:text-line-through-type="none" style:text-underline-style="none" style:text-underline-color="font-color" fo:font-size="11pt" style:font-name="Arial" style:text-position="0% 100%" fo:font-weight="bold" style:font-weight-asian="bold" style:font-weight-complex="bold"/>
    </style:style>
    <style:style style:name="T6" style:family="text">
      <style:text-properties fo:color="#333333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33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Вызов API</text:p>
          </table:table-cell>
          <table:table-cell table:style-name="ce1" office:value-type="string" calcext:value-type="string">
            <text:p>Результат выполнения запроса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2"/>
          <table:table-cell table:style-name="ce38" office:value-type="string" calcext:value-type="string">
            <text:p>Вызов API</text:p>
          </table:table-cell>
          <table:table-cell table:style-name="ce38" office:value-type="string" calcext:value-type="string">
            <text:p>Результат выполнения запроса</text:p>
          </table:table-cell>
          <table:table-cell table:style-name="ce38" office:value-type="string" calcext:value-type="string">
            <text:p>Примечание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17" office:value-type="string" calcext:value-type="string">
            <text:p>- Код ответа 200 (OK)</text:p>
          </table:table-cell>
          <table:table-cell table:style-name="ce29" office:value-type="string" calcext:value-type="string">
            <text:p>- Позитивный тест с обязательными параметрами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17" office:value-type="string" calcext:value-type="string">
            <text:p>- Код ответа 200 (OK)</text:p>
          </table:table-cell>
          <table:table-cell table:style-name="ce51" office:value-type="string" calcext:value-type="string">
            <text:p>- Базовый позитивный тест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18" office:value-type="string" calcext:value-type="string">
            <text:p>- Тело ответа приходит в JSON содержит ключ (key)</text:p>
          </table:table-cell>
          <table:table-cell table:style-name="ce30" office:value-type="string" calcext:value-type="string">
            <text:p>- Мы ожидаем, что запрос корректно выполнится, поэтому сценарий является позитивным.</text:p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6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pan text:style-name="T1">Headers:                                                  </text:span><text:span text:style-name="T2"> email: Корректный актуальный email                                           password: Корректный актуальный пароль</text:span></text:p>
          </table:table-cell>
          <table:table-cell table:style-name="ce19" office:value-type="string" calcext:value-type="string">
            <text:p>- Заголовки ответа. Обязательно: <text:s/>access-control-allow-origin: * <text:s/>content-length: 67 <text:s text:c="43"/>content-type: application/json <text:s text:c="52"/>date: Thu, 15 Sep 2022 11:41:28 GMT</text:p>
          </table:table-cell>
          <table:table-cell table:style-name="ce31" office:value-type="string" calcext:value-type="string">
            <text:p>- Негативных тестов с корректным вводом на данном запросе быть не может.    Параметры email и password являются строкой, а значит любое корректное значение приведет к позитивному исходу запроса с этими параметрами.</text:p>
            <text:p/>
          </table:table-cell>
          <table:table-cell table:number-columns-repeated="2"/>
          <table:table-cell table:style-name="ce41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        </text:span><text:span text:style-name="T5">formData: </text:span><text:span text:style-name="T4">Корректный ввод данных: name, animal_type, age, pet_photo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1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 (JPG, JPEG or PNG),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43"/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0" office:value-type="string" calcext:value-type="string">
            <text:p>- Код ответа 403 (Forbidden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42"/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8:02 GMT </text:p>
            <text:p/>
          </table:table-cell>
          <table:table-cell table:style-name="ce14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1" office:value-type="string" calcext:value-type="string">
            <text:p>- Тело ответа приходит HTML содержит сообщение: "Этот пользователь не найден в базе данных"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17" office:value-type="string" calcext:value-type="string">
            <text:p>- Код ответа 500 (Internal Server Error)</text:p>
          </table:table-cell>
          <table:table-cell table:style-name="ce52" office:value-type="string" calcext:value-type="string">
            <text:p>- Базовый нагрузочный негативный тест. В теле ответа выходит фраза: "Сервер столкнулся с внутренней ошибкой и не смог выполнить ваш запрос. Либо сервер перегружен, либо в приложении произошла ошибка."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<text:span text:style-name="T1">Headers:</text:span><text:span text:style-name="T2">                                                 email: 123                                password: 123                                         </text:span></text:p>
          </table:table-cell>
          <table:table-cell table:style-name="ce8" office:value-type="string" calcext:value-type="string">
            <text:p>- Заголовки ответа. Обязательно: access-control-allow-origin: * </text:p>
            <text:p> content-length: 151 </text:p>
            <text:p> content-type: text/html; charset=utf-8 </text:p>
            <text:p> date: Thu, 15 Sep 2022 13:04:47 GMT </text:p>
          </table:table-cell>
          <table:table-cell table:style-name="ce31" office:value-type="string" calcext:value-type="string">
            <text:p>- Некорректный ввод данных, потому что email и password являются string типом, а мы пытаемся передать int.</text:p>
            <text:p/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1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 (JPG, JPEG or PNG),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43"/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        </text:span><text:span text:style-name="T5">formData: </text:span><text:span text:style-name="T4">Корректный ввод данных: name, animal_type, age, pet_photo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/>
          </table:table-cell>
          <table:table-cell table:style-name="ce14"/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3" office:value-type="string" calcext:value-type="string">
            <text:p>- Тело ответа приходит HTML содержит сообщение: "Этот пользователь не найден в базе данных"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4" office:value-type="string" calcext:value-type="string">
            <text:p>- Код ответа 400 (Bad Request)</text:p>
            <text:p/>
          </table:table-cell>
          <table:table-cell table:style-name="ce23" office:value-type="string" calcext:value-type="string">
            <text:p>- Негативный тест на максимальный ввод строковых значений</text:p>
            <text:p/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<text:span text:style-name="T1">Headers:                                            </text:span><text:span text:style-name="T2">email: abc                                password: пустая строка</text:span></text:p>
          </table:table-cell>
          <table:table-cell table:style-name="ce8" office:value-type="string" calcext:value-type="string">
            <text:p>- Заголовки ответа. Обязательно: access-control-allow-origin: * </text:p>
            <text:p> content-length: 151 </text:p>
            <text:p> content-type: text/html; charset=utf-8 </text:p>
            <text:p> date: Thu, 15 Sep 2022 13:04:47 GMT </text:p>
          </table:table-cell>
          <table:table-cell table:style-name="ce5" office:value-type="string" calcext:value-type="string">
            <text:p>С некорректным вводом, потому что email не может быть abc - это более длинная строка и password не может быть пустой строкой.</text:p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2" office:value-type="string" calcext:value-type="string">
            <text:p>- Код ответа 400 (Bad Request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        </text:span><text:span text:style-name="T5">formData: </text:span><text:span text:style-name="T4">Корректный ввод данных: name и animal_type  (оба парметра - 255 символов), age (300 лет), pet_photo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 (JPG, JPEG or PNG),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23" office:value-type="string" calcext:value-type="string">
            <text:p>- Name и animal_type не могут быть таким длинными.</text:p>
            <text:p/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3" office:value-type="string" calcext:value-type="string">
            <text:p>- Тело ответа приходит html содержит сообщение: "TypeError: Failed to execute 'fetch' on 'Window': Failed to read the 'headers' property from 'Request Init': String contains non ISO-8859-1 code point."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42"/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/>
          </table:table-cell>
          <table:table-cell table:style-name="ce7" office:value-type="string" calcext:value-type="string">
            <text:p>- Возраст животного не может быть таким большим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Headers:                                               email: Строка символов из кириллицы                                 password: Строка символов из кириллицы</text:p>
            <text:p/>
          </table:table-cell>
          <table:table-cell table:style-name="ce7" office:value-type="string" calcext:value-type="string">
            <text:p>- Заголовки ответа. Обязательно: access-control-allow-origin: * </text:p>
            <text:p> content-length: 151 </text:p>
            <text:p> content-type: text/html; charset=utf-8 </text:p>
            <text:p> date: Thu, 15 Sep 2022 13:04:47 GMT </text:p>
          </table:table-cell>
          <table:table-cell table:style-name="ce5" office:value-type="string" calcext:value-type="string">
            <text:p>Этот тест является разрушительным. Мы пытаемся привести наше приложение к падению — кириллица неверно обрабатывается на стороне сервера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2" office:value-type="string" calcext:value-type="string">
            <text:p>- Негативный тест</text:p>
            <text:p/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4" office:value-type="string" calcext:value-type="string">
            <text:p>- Код ответа 401 (Unauthorized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5" office:value-type="string" calcext:value-type="string">
            <text:p>- Тело ответа приходит HTML содержит сообщение: "Этот пользователь не найден в базе данных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        </text:span><text:span text:style-name="T5">formData: </text:span><text:span text:style-name="T4">Некорректный ввод данных: name и animal_type  (оба парметра - более 255 символов), age (-2 года), pet_photo (формат txt, xlsx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 (некорректный формат),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27" office:value-type="string" calcext:value-type="string">
            <text:p>- Name и animal_type не могут быть таким длинными.</text:p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pan text:style-name="T1">Headers:                                                  </text:span><text:span text:style-name="T2"> email: Корректный неактуальный email (незарегистрированный пользователь)                                          password: Корректный неактуальный пароль (незарегистрированный пользователь)</text:span></text:p>
          </table:table-cell>
          <table:table-cell table:style-name="ce26" office:value-type="string" calcext:value-type="string">
            <text:p>- Заголовки ответа. Обязательно: <text:s text:c="2"/>access-control-allow-origin: * <text:s text:c="34"/>content-length: 151 <text:s text:c="29"/>content-type: text/html; charset=utf-8 <text:s text:c="31"/>date: Thu, 15 Sep 2022 14:09:33 GMT</text:p>
          </table:table-cell>
          <table:table-cell table:style-name="ce7" office:value-type="string" calcext:value-type="string">
            <text:p>- Email, password должны быть актуальными и являтся данными авторизированного пользователя</text:p>
          </table:table-cell>
          <table:table-cell table:number-columns-repeated="2"/>
          <table:table-cell table:style-name="ce43"/>
          <table:table-cell table:style-name="ce32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/>
          </table:table-cell>
          <table:table-cell table:style-name="ce32" office:value-type="string" calcext:value-type="string">
            <text:p>- Возраст животного не может быть отрицательным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4" office:value-type="string" calcext:value-type="string">
            <text:p>- Код ответа 401 (Unauthorized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44"/>
          <table:table-cell table:style-name="ce13"/>
          <table:table-cell table:style-name="ce31" office:value-type="string" calcext:value-type="string">
            <text:p>- pet_photo можно загружать в формате JPG, JPEG или PNG.</text:p>
            <text:p/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5" office:value-type="string" calcext:value-type="string">
            <text:p>- Тело ответа приходит HTML содержит сообщение: "Этот пользователь не найден в базе данных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2" office:value-type="string" calcext:value-type="string">
            <text:p>- Негативный тест</text:p>
            <text:p/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pan text:style-name="T1">Headers:                                                  </text:span><text:span text:style-name="T2"> email: Корректный неактуальный email (число символов равно 255)                                          password: Корректный неактуальный пароль (число символов равно 255)</text:span></text:p>
          </table:table-cell>
          <table:table-cell table:style-name="ce26" office:value-type="string" calcext:value-type="string">
            <text:p>- Заголовки ответа. Обязательно: <text:s text:c="2"/>access-control-allow-origin: * <text:s text:c="34"/>content-length: 151 <text:s text:c="29"/>content-type: text/html; charset=utf-8 <text:s text:c="31"/>date: Thu, 15 Sep 2022 14:09:33 GMT</text:p>
          </table:table-cell>
          <table:table-cell table:style-name="ce33" office:value-type="string" calcext:value-type="string">
            <text:p>- Еmail пользователя не может быть таким длинным, и Рassword не может быть таким длинным..</text:p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2" office:value-type="string" calcext:value-type="string">
            <text:p>- Код ответа 400 (Bad Request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        </text:span><text:span text:style-name="T5">formData: </text:span><text:span text:style-name="T4">Некорректный ввод данных: name и animal_type  (оба парметра - пустая строка), age (пусто), pet_photo (пусто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пусто,                                                   animal_type: пусто,                                                   age: пусто,                                               pet_photo: пусто,                  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22" office:value-type="string" calcext:value-type="string">
            <text:p>- Все поля обязательны для заполнения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5" office:value-type="string" calcext:value-type="string">
            <text:p>- Тело ответа приходит HTML содержит сообщение: "Этот пользователь не найден в базе данных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42"/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>Время выполнения: не дольше 1 сек.</text:p>
          </table:table-cell>
          <table:table-cell table:style-name="ce14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span text:style-name="T1">Headers:                                                  </text:span><text:span text:style-name="T2"> email: Некорректный неактуальный email (число символов более 255)                                          password: некорректный неактуальный пароль (число символов более 255)</text:span></text:p>
          </table:table-cell>
          <table:table-cell table:style-name="ce26" office:value-type="string" calcext:value-type="string">
            <text:p>- Заголовки ответа. Обязательно: <text:s text:c="2"/>access-control-allow-origin: * <text:s text:c="34"/>content-length: 151 <text:s text:c="29"/>content-type: text/html; charset=utf-8 <text:s text:c="31"/>date: Thu, 15 Sep 2022 14:10:33 GMT</text:p>
          </table:table-cell>
          <table:table-cell table:style-name="ce34" office:value-type="string" calcext:value-type="string">
            <text:p>- Данный тест является разрушительным. Мы пытаемся привести наше приложение к падению — строка длиннее, чем может вмещать в себя тип данных string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3" office:value-type="string" calcext:value-type="string">
            <text:p>- Негативный тест с обязательными параметрами</text:p>
            <text:p/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ET</text:p>
          </table:table-cell>
          <table:table-cell table:style-name="ce22" office:value-type="string" calcext:value-type="string">
            <text:p>- Код ответа 400 (Bad Request)</text:p>
          </table:table-cell>
          <table:table-cell table:style-name="ce32" office:value-type="string" calcext:value-type="string">
            <text:p>- Негативный тест с некорректным вводом с обязательными параметрами.</text:p>
            <text:p/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HTML содержит сообщение: "Данный auth_key неверен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a xlink:href="https://petfriends.skillfactory.ru/api/key" xlink:type="simple">https://petfriends.skillfactory.ru/api/key</text:a></text:p>
          </table:table-cell>
          <table:table-cell table:style-name="ce25" office:value-type="string" calcext:value-type="string">
            <text:p>- Тело ответа приходит HTML содержит сообщение: "Этот пользователь не найден в базе данных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истекший ключ API (незарегестрированный)                                       </text:span><text:span text:style-name="T5">formData: </text:span><text:span text:style-name="T4">Корректный ввод данных: name и animal_type, age, pet_photo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>Время выполнения: не дольше 1 сек.</text:p>
          </table:table-cell>
          <table:table-cell table:style-name="ce53" office:value-type="string" calcext:value-type="string">
            <text:p>- Передаются значения,</text:p>
            <text:p>не предусмотренные системой</text:p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eaders:                                               email: Строка спец.символов                                  password: Строка спец.символов</text:p>
            <text:p/>
          </table:table-cell>
          <table:table-cell table:style-name="ce26" office:value-type="string" calcext:value-type="string">
            <text:p>- Заголовки ответа. Обязательно: <text:s text:c="2"/>access-control-allow-origin: * <text:s text:c="34"/>content-length: 151 <text:s text:c="29"/>content-type: text/html; charset=utf-8 <text:s text:c="31"/>date: Thu, 15 Sep 2022 14:15:20 GMT</text:p>
          </table:table-cell>
          <table:table-cell table:style-name="ce34" office:value-type="string" calcext:value-type="string">
            <text:p>- Этот тест является разрушительным. Мы пытаемся привести наше приложение к падению — спец.символы некорректно обрабатываются</text:p>
            <text:p> на стороне сервера.</text:p>
          </table:table-cell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3" office:value-type="string" calcext:value-type="string">
            <text:p>- Негативный тест с обязательными параметрами</text:p>
            <text:p/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Вызов API</text:p>
          </table:table-cell>
          <table:table-cell table:style-name="ce9" office:value-type="string" calcext:value-type="string">
            <text:p>Результат выполнения запроса</text:p>
          </table:table-cell>
          <table:table-cell table:style-name="ce9" office:value-type="string" calcext:value-type="string">
            <text:p>Примечание</text:p>
          </table:table-cell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HTML содержит сообщение: "Данный auth_key неверен"</text:p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0" office:value-type="string" calcext:value-type="string">
            <text:p>- Код ответа 200 (ОК)</text:p>
            <text:p/>
          </table:table-cell>
          <table:table-cell table:style-name="ce35" office:value-type="string" calcext:value-type="string">
            <text:p>Базовый позитивный тест</text:p>
          </table:table-cell>
          <table:table-cell table:number-columns-repeated="2"/>
          <table:table-cell table:style-name="ce15" office:value-type="string" calcext:value-type="string">
            <text:p><text:span text:style-name="T3">Headers:                                                   </text:span><text:span text:style-name="T4"> auth_key: Некорректный ключ API                                                                              </text:span><text:span text:style-name="T5">formData: </text:span><text:span text:style-name="T4">Корректный ввод данных: name и animal_type, age, pet_photo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31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>Время выполнения: не дольше 1 сек.</text:p>
          </table:table-cell>
          <table:table-cell table:style-name="ce53" office:value-type="string" calcext:value-type="string">
            <text:p>- Передаются значения,</text:p>
            <text:p>не предусмотренные системой</text:p>
            <text:p/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6"/>
          <table:table-cell table:number-columns-repeated="2"/>
          <table:table-cell table:style-name="ce39" office:value-type="string" calcext:value-type="string">
            <text:p>POS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2" office:value-type="string" calcext:value-type="string">
            <text:p>- Деструктивное тестирование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Корректный ввод данных: name и animal_type, age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,                                   id: строка,                                                                          user_id: строка                                        created_at: строка</text:p>
            <text:p/>
            <text:p/>
            <text:p/>
            <text:p>    </text:p>
            <text:p/>
            <text:p/>
            <text:p/>
          </table:table-cell>
          <table:table-cell table:style-name="ce36"/>
          <table:table-cell table:number-columns-repeated="2"/>
          <table:table-cell table:style-name="ce40" office:value-type="string" calcext:value-type="string">
            <text:p><text:a xlink:href="https://petfriends.skillfactory.ru/api/pets" xlink:type="simple">https://petfriends.skillfactory.ru/api/pets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14"/>
          <table:table-cell table:number-columns-repeated="2"/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 ключ API                                       </text:span><text:span text:style-name="T5">formData: </text:span><text:span text:style-name="T4">Некорректный ввод данных: name, animal_type (Спец.символы/ Кирилица/ Иероглифы), некорректный ввод данных age (нецелые числа), некорректный ввод данных  pet_photo (“битый” файл).</text:span></text:p>
            <text:p><text:span text:style-name="T6"/></text:p>
            <text:p><text:span text:style-name="T6"/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нецелое число,                                               pet_photo: image ("битый"),                                   id: строка,                                                                          user_id: строка</text:p>
            <text:p/>
            <text:p/>
            <text:p/>
            <text:p>    </text:p>
            <text:p/>
            <text:p/>
            <text:p/>
          </table:table-cell>
          <table:table-cell table:style-name="ce23" office:value-type="string" calcext:value-type="string">
            <text:p>- Параметры name и animal_type не могут быть отображены спец.символами, на кириллице, иероглифами.</text:p>
            <text:p/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3" office:value-type="string" calcext:value-type="string">
            <text:p>- Негативный тест на максимальный ввод строковых значений</text:p>
            <text:p/>
          </table:table-cell>
          <table:table-cell table:number-columns-repeated="2"/>
          <table:table-cell table:style-name="ce43"/>
          <table:table-cell table:style-name="ce32" office:value-type="string" calcext:value-type="string">
            <text:p>- Заголовки ответа. Обязательно:  access-control-allow-origin: https://petfriends.skillfactory.ru </text:p>
            <text:p> content-length: 290 </text:p>
            <text:p> content-type: text/html; charset=utf-8 </text:p>
            <text:p> date: Thu, 15 Sep 2022 14:59:02 GMT </text:p>
            <text:p>Время выполнения: не дольше 1 сек.</text:p>
          </table:table-cell>
          <table:table-cell table:style-name="ce23" office:value-type="string" calcext:value-type="string">
            <text:p>- Возраст животного должен быть целым числом</text:p>
            <text:p/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44"/>
          <table:table-cell table:style-name="ce13"/>
          <table:table-cell table:style-name="ce31" office:value-type="string" calcext:value-type="string">
            <text:p>-Поврежденный файл – это файл, претерпевший ошибочные изменения внутренней структуры и данных. В результате таких изменений файл приходит в непригодное или неудовлетворительное для использования состояние. Повреждение может носить как критический характер, когда пользователь полностью теряет доступ к данным, так и частичный, когда теряется только часть.</text:p>
            <text:p/>
            <text:p/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Корректный ввод данных: name и animal_type (255 символов), age (300 лет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,                                   id: строка,                                                                          user_id: строка                                        created_at: строка</text:p>
            <text:p/>
            <text:p/>
            <text:p/>
            <text:p>    </text:p>
            <text:p/>
            <text:p/>
            <text:p/>
          </table:table-cell>
          <table:table-cell table:style-name="ce23" office:value-type="string" calcext:value-type="string">
            <text:p>- Name и animal_type не могут быть таким длинными.</text:p>
            <text:p/>
          </table:table-cell>
          <table:table-cell table:number-columns-repeated="1021"/>
        </table:table-row>
        <table:table-row table:style-name="ro1">
          <table:table-cell table:style-name="ce13"/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Возраст животного не может быть таким большим</text:p>
            <text:p/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3" office:value-type="string" calcext:value-type="string">
            <text:p>- Негативный тест </text:p>
            <text:p/>
          </table:table-cell>
          <table:table-cell table:number-columns-repeated="3"/>
          <table:table-cell table:style-name="ce47" office:value-type="string" calcext:value-type="string">
            <text:p>Пользовательские сценарии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32" office:value-type="string" calcext:value-type="string">
            <text:p>- Запрос не выполняется, поэтому тест является негативным.</text:p>
          </table:table-cell>
          <table:table-cell table:number-columns-repeated="2"/>
          <table:table-cell table:style-name="ce45" office:value-type="string" calcext:value-type="string">
            <text:p>Предусловие</text:p>
          </table:table-cell>
          <table:table-cell table:style-name="ce7" office:value-type="string" calcext:value-type="string">
            <text:p>- В системе создан пользователь с ником test_usЕr и паролем P@ssw0rd12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Некорректный ввод данных: name и animal_type (более 255 символов), age (-5 лет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3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,                                   id: строка,                                                                          user_id: строка                                        created_at: строка</text:p>
            <text:p/>
            <text:p/>
            <text:p/>
            <text:p>    </text:p>
            <text:p/>
            <text:p/>
            <text:p/>
          </table:table-cell>
          <table:table-cell table:style-name="ce23" office:value-type="string" calcext:value-type="string">
            <text:p>- Name и animal_type не могут быть таким длинными.</text:p>
            <text:p/>
          </table:table-cell>
          <table:table-cell table:number-columns-repeated="2"/>
          <table:table-cell table:style-name="ce46" office:value-type="string" calcext:value-type="string">
            <text:p>Шаги для повторения</text:p>
          </table:table-cell>
          <table:table-cell table:style-name="ce7" office:value-type="string" calcext:value-type="string">
            <text:p>1. Выполнить запрос GET /api/key с корректными данными пользователя. Получаем ключ для пользователя.                      </text:p>
            <text:p>2. Выполнить запрос создания питомца — POST /api/pets с корректными данными. Получаем id созданного пользователем питомца.</text:p>
            <text:p>3. Выполнить загрузку фотографии — POST /api/pets/set_photo/{pet_id}.</text:p>
            <text:p/>
          </table:table-cell>
          <table:table-cell table:number-columns-repeated="1017"/>
        </table:table-row>
        <table:table-row table:style-name="ro1">
          <table:table-cell table:style-name="ce13"/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Возраст животного не может быть отрицательным</text:p>
            <text:p/>
          </table:table-cell>
          <table:table-cell table:number-columns-repeated="2"/>
          <table:table-cell table:style-name="ce45" office:value-type="string" calcext:value-type="string">
            <text:p>Ожидание</text:p>
          </table:table-cell>
          <table:table-cell table:style-name="ce7" office:value-type="string" calcext:value-type="string">
            <text:p>-В ответе на запрос GET /api/pets приходит созданный питомец с корректно загруженным файлом из шага 3 и данными питомца.</text:p>
            <text:p/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3" office:value-type="string" calcext:value-type="string">
            <text:p>- Негативный тест </text:p>
            <text:p/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2"/>
          <table:table-cell table:style-name="ce45" office:value-type="string" calcext:value-type="string">
            <text:p>Предусловие</text:p>
          </table:table-cell>
          <table:table-cell table:style-name="ce48" office:value-type="string" calcext:value-type="string">
            <text:p>- В системе создан пользователь с ником test_usЕr и паролем P@ssw0rd12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Некорректный ввод данных: name и animal_type (пусто), age (пусто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7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,                                   id: строка,                                                                          user_id: строка                                        created_at: строка</text:p>
            <text:p/>
            <text:p/>
            <text:p/>
            <text:p>    </text:p>
            <text:p/>
            <text:p/>
            <text:p/>
          </table:table-cell>
          <table:table-cell table:style-name="ce27" office:value-type="string" calcext:value-type="string">
            <text:p>- Все данные питомца (name, animal_type, age)  будут None</text:p>
            <text:p/>
          </table:table-cell>
          <table:table-cell table:number-columns-repeated="2"/>
          <table:table-cell table:style-name="ce46" office:value-type="string" calcext:value-type="string">
            <text:p>Шаги для повторения</text:p>
          </table:table-cell>
          <table:table-cell table:style-name="ce7" office:value-type="string" calcext:value-type="string">
            <text:p>- Выполнить запрос GET /api/key с некорректным ником пользователя. Получаем код ответа 400 (Bad Request).</text:p>
            <text:p/>
          </table:table-cell>
          <table:table-cell table:number-columns-repeated="1017"/>
        </table:table-row>
        <table:table-row table:style-name="ro1">
          <table:table-cell table:style-name="ce13"/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37"/>
          <table:table-cell table:number-columns-repeated="2"/>
          <table:table-cell table:style-name="ce45" office:value-type="string" calcext:value-type="string">
            <text:p>Ожидание</text:p>
          </table:table-cell>
          <table:table-cell table:style-name="ce7" office:value-type="string" calcext:value-type="string">
            <text:p>- В ответе на запрос GET /api/key приходит HTML сообщение: "Этот пользователь не найден в базе данных"</text:p>
            <text:p/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0 (Bad Request)</text:p>
            <text:p/>
          </table:table-cell>
          <table:table-cell table:style-name="ce23" office:value-type="string" calcext:value-type="string">
            <text:p>- Негативный тест </text:p>
            <text:p/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2"/>
          <table:table-cell table:style-name="ce45" office:value-type="string" calcext:value-type="string">
            <text:p>Предусловие</text:p>
          </table:table-cell>
          <table:table-cell table:style-name="ce48" office:value-type="string" calcext:value-type="string">
            <text:p>- В системе создан пользователь с ником test_usЕr и паролем P@ssw0rd123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Некорректный ввод данных: name и animal_type (спец.символы, кириллица, иероглифы), age (нецелое число)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7" office:value-type="string" calcext:value-type="string">
            <text:p>- В теле приходят следующие поля в объектах pets:                                                            name: строка,                                                   animal_type: строка,                                                   age: целое число,                                               pet_photo: image,                                   id: строка,                                                                          user_id: строка                                        created_at: строка</text:p>
            <text:p/>
            <text:p/>
            <text:p/>
            <text:p>    </text:p>
            <text:p/>
            <text:p/>
            <text:p/>
          </table:table-cell>
          <table:table-cell table:style-name="ce23" office:value-type="string" calcext:value-type="string">
            <text:p>- Параметры name и animal_type не могут быть отображены спец.символами, на кириллице, иероглифами.</text:p>
            <text:p/>
          </table:table-cell>
          <table:table-cell table:number-columns-repeated="2"/>
          <table:table-cell table:style-name="ce46" office:value-type="string" calcext:value-type="string">
            <text:p>Шаги для повторения</text:p>
          </table:table-cell>
          <table:table-cell table:style-name="ce7" office:value-type="string" calcext:value-type="string">
            <text:p>- Выполнить запрос GET /api/key с некорректным ником пользователя. Получаем код ответа 400.</text:p>
            <text:p/>
          </table:table-cell>
          <table:table-cell table:number-columns-repeated="1017"/>
        </table:table-row>
        <table:table-row table:style-name="ro1">
          <table:table-cell table:style-name="ce14"/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Возраст животного должен быть целым числом</text:p>
            <text:p/>
          </table:table-cell>
          <table:table-cell table:number-columns-repeated="2"/>
          <table:table-cell table:style-name="ce45" office:value-type="string" calcext:value-type="string">
            <text:p>Ожидание</text:p>
          </table:table-cell>
          <table:table-cell table:style-name="ce7" office:value-type="string" calcext:value-type="string">
            <text:p>- В ответе на запрос GET /api/key приходит HTML сообщение: "Этот пользователь не найден в базе данных"</text:p>
            <text:p/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1" office:value-type="string" calcext:value-type="string">
            <text:p>- Тело ответа приходит в HTML, содержит сообщение:"Предоставленный auth_key не вер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2"/>
          <table:table-cell table:style-name="ce45" office:value-type="string" calcext:value-type="string">
            <text:p>Предусловие</text:p>
          </table:table-cell>
          <table:table-cell table:style-name="ce48" office:value-type="string" calcext:value-type="string">
            <text:p>- В системе создан пользователь с ником test_usЕr и паролем P@ssw0rd123, питомец id = i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истекший ключ API (незарегестрированный)                               </text:span><text:span text:style-name="T5">Path: </text:span><text:span text:style-name="T4">pet_id=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Корректный ввод данных: name и animal_type, age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2"/>
          <table:table-cell table:style-name="ce46" office:value-type="string" calcext:value-type="string">
            <text:p>Шаги для повторения</text:p>
          </table:table-cell>
          <table:table-cell table:style-name="ce23" office:value-type="string" calcext:value-type="string">
            <text:p>- Выполнить запрос GET /api/key с корректными данными пользователя. Получаем ключ для пользователя.</text:p>
            <text:p>- Выполнить запрос всех питомцев — GET/api/pets.  Получаем список всех питмцев и их id.</text:p>
            <text:p>- Выполнить запрос изменения питомца — PUT /api/pets/{pet_id} с корректными данными и не корректным id. Получаем код ответа 404 (Not Found)</text:p>
            <text:p/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8" office:value-type="string" calcext:value-type="string">
            <text:p>- Код ответа 404 (Not Found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2"/>
          <table:table-cell table:style-name="ce45" office:value-type="string" calcext:value-type="string">
            <text:p>Ожидание</text:p>
          </table:table-cell>
          <table:table-cell table:style-name="ce49" office:value-type="string" calcext:value-type="string">
            <text:p>- В ответе на запрос PUT/api/pets/{pet_id} приходит html сообщение:" Питомец с таким id не найден"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1" office:value-type="string" calcext:value-type="string">
            <text:p>- Тело ответа приходит в HTML, содержит сообщение:"Питомец с таким id не найд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</text:span><text:span text:style-name="T5">Path: </text:span><text:span text:style-name="T4">pet_id = не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Корректный ввод данных: name и animal_type, age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2"/>
          <table:table-cell table:style-name="ce45" office:value-type="string" calcext:value-type="string">
            <text:p>Предусловие</text:p>
          </table:table-cell>
          <table:table-cell table:style-name="ce48" office:value-type="string" calcext:value-type="string">
            <text:p>- В системе создан пользователь с ником test_usЕr и паролем P@ssw0rd123, питомец id = id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UT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2"/>
          <table:table-cell table:style-name="ce46" office:value-type="string" calcext:value-type="string">
            <text:p>Шаги для повторения</text:p>
          </table:table-cell>
          <table:table-cell table:style-name="ce23" office:value-type="string" calcext:value-type="string">
            <text:p>- Выполнить запрос GET /api/key с корректными данными пользователя. Получаем ключ для пользователя.</text:p>
            <text:p>- Выполнить запрос всех питомцев — GET/api/pets.  Получаем список всех питмцев и их id.</text:p>
            <text:p>- Выполнить запрос изменения питомца — PUT /api/pets/{pet_id} с некорректными данными и корректным id. Получаем код ответа 400 (Bad Request)</text:p>
            <text:p/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1" office:value-type="string" calcext:value-type="string">
            <text:p>- Тело ответа приходит в HTML, содержит сообщение:"Предоставленный auth_key не вер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2"/>
          <table:table-cell table:style-name="ce45" office:value-type="string" calcext:value-type="string">
            <text:p>Ожидание</text:p>
          </table:table-cell>
          <table:table-cell table:style-name="ce50" office:value-type="string" calcext:value-type="string">
            <text:p>В ответе на запрос PUT/api/pets/{pet_id} приходит питомец с корректно загруженным файлом и прежними данными питомца.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Некорректный ключ API                              </text:span><text:span text:style-name="T5">Path: </text:span><text:span text:style-name="T4">pet_id = корректный id питомца</text:span></text:p>
            <text:p><text:span text:style-name="T3">  </text:span><text:span text:style-name="T4">                                            </text:span><text:span text:style-name="T5">formData: </text:span><text:span text:style-name="T4">Корректный ввод данных: name и animal_type, age.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<text:s text:c="17"/>access-control-allow-origin: https://petfriends.skillfactory.ru <text:s text:c="42"/>content-length: 220 <text:s text:c="34"/>content-type: application/json <text:s text:c="27"/>date: Thu, 15 Sep 2022 16:51:25 GMT <text:s/>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Вызов API</text:p>
          </table:table-cell>
          <table:table-cell table:style-name="ce16" office:value-type="string" calcext:value-type="string">
            <text:p>Результат выполнения запроса</text:p>
          </table:table-cell>
          <table:table-cell table:style-name="ce16" office:value-type="string" calcext:value-type="string">
            <text:p>Примечание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ELETE</text:p>
          </table:table-cell>
          <table:table-cell table:style-name="ce20" office:value-type="string" calcext:value-type="string">
            <text:p>- Код ответа 200 (ОК)</text:p>
            <text:p/>
          </table:table-cell>
          <table:table-cell table:style-name="ce27" office:value-type="string" calcext:value-type="string">
            <text:p>- Базовый позитивный тест с обязательными параметрами.</text:p>
            <text:p/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3" office:value-type="string" calcext:value-type="string">
            <text:p>- Тело ответа приходит в JSON с корректной структурой</text:p>
            <text:p/>
          </table:table-cell>
          <table:table-cell table:style-name="ce22" office:value-type="string" calcext:value-type="string">
            <text:p>- Питомец с данным id удален.</text:p>
            <text:p/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</text:span><text:span text:style-name="T5">Path: </text:span><text:span text:style-name="T4">pet_id = корректный id питомца</text:span></text:p>
            <text:p><text:span text:style-name="T1">  </text:span><text:span text:style-name="T2">                                    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                 access-control-allow-origin: https://petfriends.skillfactory.ru </text:p>
            <text:p> content-length: 66311 </text:p>
            <text:p> content-type: text/html; charset=utf-8 </text:p>
            <text:p> date: Thu, 15 Sep 2022 18:03:41 GMT </text:p>
            <text:p> Время выполнения: не дольше 1 сек. 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0" office:value-type="string" calcext:value-type="string">
            <text:p>DELETE</text:p>
          </table:table-cell>
          <table:table-cell table:style-name="ce20" office:value-type="string" calcext:value-type="string">
            <text:p>- Код ответа 404 (Not Found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7" office:value-type="string" calcext:value-type="string">
            <text:p>- Тело ответа приходит в HTML, содержит сообщение: "Питомец с таким id не найден"</text:p>
            <text:p/>
          </table:table-cell>
          <table:table-cell table:style-name="ce23" office:value-type="string" calcext:value-type="string">
            <text:p>-Питомец с данным id был ранее уже удален.</text:p>
            <text:p/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</text:span><text:span text:style-name="T5">Path: </text:span><text:span text:style-name="T4">pet_id = корректный id питомца (повторное удаление питомца с тем же id)</text:span></text:p>
            <text:p><text:span text:style-name="T1">  </text:span><text:span text:style-name="T2">                                    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                 access-control-allow-origin: https://petfriends.skillfactory.ru </text:p>
            <text:p> content-length: 66311 </text:p>
            <text:p> content-type: text/html; charset=utf-8 </text:p>
            <text:p> date: Thu, 15 Sep 2022 18:03:41 GMT </text:p>
            <text:p> Время выполнения: не дольше 1 сек. 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10" office:value-type="string" calcext:value-type="string">
            <text:p>DELETE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1" office:value-type="string" calcext:value-type="string">
            <text:p>- Тело ответа приходит в HTML, содержит сообщение:"Предоставленный auth_key не вер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истекший ключ API (незарегестрированный)                              </text:span><text:span text:style-name="T5">Path: </text:span><text:span text:style-name="T4">pet_id = корректный id питомца (повторное удаление питомца с тем же id)</text:span></text:p>
            <text:p><text:span text:style-name="T1">  </text:span><text:span text:style-name="T2">                                    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                 access-control-allow-origin: https://petfriends.skillfactory.ru </text:p>
            <text:p> content-length: 66311 </text:p>
            <text:p> content-type: text/html; charset=utf-8 </text:p>
            <text:p> date: Thu, 15 Sep 2022 18:03:41 GMT </text:p>
            <text:p> 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ELETE</text:p>
          </table:table-cell>
          <table:table-cell table:style-name="ce20" office:value-type="string" calcext:value-type="string">
            <text:p>- Код ответа 404 (Not Found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7" office:value-type="string" calcext:value-type="string">
            <text:p>- Тело ответа приходит в HTML, содержит сообщение: "Питомец с таким id не найд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Корректный ключ API                              </text:span><text:span text:style-name="T5">Path: </text:span><text:span text:style-name="T4">pet_id = некорректный id питомца</text:span></text:p>
            <text:p><text:span text:style-name="T1">  </text:span><text:span text:style-name="T2">                                    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                 access-control-allow-origin: https://petfriends.skillfactory.ru </text:p>
            <text:p> content-length: 66311 </text:p>
            <text:p> content-type: text/html; charset=utf-8 </text:p>
            <text:p> date: Thu, 15 Sep 2022 18:03:41 GMT </text:p>
            <text:p> 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DELETE</text:p>
          </table:table-cell>
          <table:table-cell table:style-name="ce22" office:value-type="string" calcext:value-type="string">
            <text:p>- Код ответа 403 (Forbidden)</text:p>
          </table:table-cell>
          <table:table-cell table:style-name="ce29" office:value-type="string" calcext:value-type="string">
            <text:p>- Негативный тест с обязательными параметрами.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a xlink:href="https://petfriends.skillfactory.ru/api/pets" xlink:type="simple">https://petfriends.skillfactory.ru/api/pets/{pet_id} </text:a></text:p>
          </table:table-cell>
          <table:table-cell table:style-name="ce21" office:value-type="string" calcext:value-type="string">
            <text:p>- Тело ответа приходит в HTML, содержит сообщение:"Предоставленный auth_key не верен"</text:p>
            <text:p/>
          </table:table-cell>
          <table:table-cell table:style-name="ce27" office:value-type="string" calcext:value-type="string">
            <text:p>- Ожидается, что запрос не выполнится, поэтому сценарий негативный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<text:span text:style-name="T3">Headers:                                                   </text:span><text:span text:style-name="T4"> auth_key: Некорректный ключ API                              </text:span><text:span text:style-name="T5">Path: </text:span><text:span text:style-name="T4">pet_id = корректный id питомца</text:span></text:p>
            <text:p><text:span text:style-name="T1">  </text:span><text:span text:style-name="T2">                                     </text:span></text:p>
            <text:p><text:span text:style-name="T6"/></text:p>
            <text:p><text:span text:style-name="T7"/></text:p>
            <text:p><text:span text:style-name="T7"/></text:p>
          </table:table-cell>
          <table:table-cell table:style-name="ce26" office:value-type="string" calcext:value-type="string">
            <text:p>- Заголовки ответа. Обязательно:                  access-control-allow-origin: https://petfriends.skillfactory.ru </text:p>
            <text:p> content-length: 66311 </text:p>
            <text:p> content-type: text/html; charset=utf-8 </text:p>
            <text:p> date: Thu, 15 Sep 2022 18:03:41 GMT </text:p>
            <text:p> Время выполнения: не дольше 1 сек. </text:p>
          </table:table-cell>
          <table:table-cell table:style-name="ce7" office:value-type="string" calcext:value-type="string">
            <text:p>- Передаются значение, не предусмотренные системой</text:p>
          </table:table-cell>
          <table:table-cell table:number-columns-repeated="1021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4" meta:object-count="0"/>
    <meta:generator>LibreOfficeDev/6.0.5.2$Linux_X86_64 LibreOffice_project/</meta:generator>
  </office:meta>
</office:document-meta>
</file>